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Why deliver content and markup then hide it?</text:p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7T12:32:25.986263922</dc:date>
    <meta:editing-duration>P5DT18M53S</meta:editing-duration>
    <meta:editing-cycles>15</meta:editing-cycles>
    <meta:document-statistic meta:object-count="61"/>
  </office:meta>
</office:document-meta>
</file>